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64b9" officeooo:paragraph-rsid="000b64b9"/>
    </style:style>
    <style:style style:name="P2" style:family="paragraph" style:parent-style-name="Standard" style:list-style-name="L1">
      <style:text-properties officeooo:rsid="000b64b9" officeooo:paragraph-rsid="000b64b9"/>
    </style:style>
    <style:style style:name="P3" style:family="paragraph" style:parent-style-name="Standard">
      <style:paragraph-properties fo:text-align="justify" style:justify-single-word="false"/>
      <style:text-properties officeooo:rsid="000b64b9" officeooo:paragraph-rsid="000b64b9"/>
    </style:style>
    <style:style style:name="P4" style:family="paragraph" style:parent-style-name="Standard">
      <style:text-properties officeooo:rsid="000cad37" officeooo:paragraph-rsid="000cad37"/>
    </style:style>
    <style:style style:name="P5" style:family="paragraph" style:parent-style-name="Standard">
      <style:text-properties officeooo:rsid="000e0b28" officeooo:paragraph-rsid="000e0b28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e0b28" officeooo:paragraph-rsid="000e0b28" style:font-weight-asian="bold" style:font-weight-complex="bold"/>
    </style:style>
    <style:style style:name="P7" style:family="paragraph" style:parent-style-name="Standard">
      <style:text-properties fo:font-weight="bold" officeooo:rsid="000e0b28" officeooo:paragraph-rsid="000e0b28" style:font-weight-asian="bold" style:font-weight-complex="bold"/>
    </style:style>
    <style:style style:name="P8" style:family="paragraph" style:parent-style-name="Standard">
      <style:text-properties fo:font-weight="bold" officeooo:rsid="000cad37" officeooo:paragraph-rsid="000cad37" style:font-weight-asian="bold" style:font-weight-complex="bold"/>
    </style:style>
    <style:style style:name="P9" style:family="paragraph" style:parent-style-name="Standard">
      <style:text-properties fo:font-weight="bold" officeooo:rsid="000b64b9" officeooo:paragraph-rsid="000b64b9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ama : Ridho Surya (1710031802135)</text:p>
      <text:p text:style-name="P7">Probalitas Statistika Lanjutan 20222</text:p>
      <text:p text:style-name="P9"/>
      <text:p text:style-name="P9">Kesimpulan Analisis Varian</text:p>
      <text:p text:style-name="P1"/>
      <text:p text:style-name="P3">Varians digunakan dalam statistik untuk menggambarkan penyebaran antara kumpulan data dari nilai rata-ratanya. Ini dihitung dengan mencari rata-rata tertimbang probabilitas dari deviasi kuadrat dari nilai yang diharapkan. Jadi semakin besar variansnya, semakin besar jarak antara angka dalam himpunan dan mean. Sebaliknya, varian yang lebih kecil berarti angka-angka dalam himpunan lebih dekat dengan mean.</text:p>
      <text:p text:style-name="P1"/>
      <text:list xml:id="list4162754668" text:style-name="L1">
        <text:list-item>
          <text:p text:style-name="P2">Perbedaan di antara banyak kelompok.</text:p>
        </text:list-item>
        <text:list-item>
          <text:p text:style-name="P2">Data Interval/Ratio vs Interval/Ratio.</text:p>
        </text:list-item>
        <text:list-item>
          <text:p text:style-name="P2">Varian datanya adalah homogen/condong homogen.</text:p>
        </text:list-item>
      </text:list>
      <text:p text:style-name="P1"/>
      <text:p text:style-name="P8">Pertanyaan</text:p>
      <text:p text:style-name="P4">1. Bagaimana menghitung nilai statistik dari contoh soal perbedaan belajar statistika antara mahasiswa.</text:p>
      <text:p text:style-name="P4"/>
      <text:p text:style-name="P7">Kesimpulan Analisis Kovarian</text:p>
      <text:p text:style-name="P5">Kovariansi mengacu pada ukuran bagaimana dua variabel acak akan berubah ketika dibandingkan satu sama lain.</text:p>
      <text:p text:style-name="P5"/>
      <text:p text:style-name="P7">Pertanyaan</text:p>
      <text:p text:style-name="P5">1. Apakah kovarian ini dapat kita gunakan untuk pengembalian variabel di tempat penelitian ? Bila bisa, contoh kasusnya seperti apa ?</text:p>
      <text:p text:style-name="P5"/>
      <text:p text:style-name="P6">TERIMA KASI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1:53:43.106959744</meta:creation-date>
    <dc:date>2022-12-17T12:21:43.328751195</dc:date>
    <meta:editing-duration>PT18S</meta:editing-duration>
    <meta:editing-cycles>1</meta:editing-cycles>
    <meta:document-statistic meta:table-count="0" meta:image-count="0" meta:object-count="0" meta:page-count="1" meta:paragraph-count="14" meta:word-count="138" meta:character-count="1031" meta:non-whitespace-character-count="910"/>
    <meta:generator>LibreOffice/7.3.7.2$Linux_X86_64 LibreOffice_project/30$Build-2</meta:generator>
  </office:meta>
</office:document-meta>
</file>